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68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md_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Time Nsec</text:p>
          </table:table-cell>
          <table:table-cell office:value-type="string" calcext:value-type="string">
            <text:p>linear x</text:p>
          </table:table-cell>
          <table:table-cell office:value-type="string" calcext:value-type="string">
            <text:p>linear y</text:p>
          </table:table-cell>
          <table:table-cell office:value-type="string" calcext:value-type="string">
            <text:p>angular 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560662425" calcext:value-type="float">
            <text:p>56066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610662733" calcext:value-type="float">
            <text:p>610662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660654145" calcext:value-type="float">
            <text:p>660654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710665132" calcext:value-type="float">
            <text:p>71066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760667728" calcext:value-type="float">
            <text:p>76066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810668814" calcext:value-type="float">
            <text:p>810668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860662447" calcext:value-type="float">
            <text:p>860662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910666482" calcext:value-type="float">
            <text:p>910666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960663621" calcext:value-type="float">
            <text:p>960663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0645262" calcext:value-type="float">
            <text:p>1064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0629545" calcext:value-type="float">
            <text:p>60629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10632898" calcext:value-type="float">
            <text:p>110632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60629092" calcext:value-type="float">
            <text:p>160629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210633546" calcext:value-type="float">
            <text:p>210633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260660652" calcext:value-type="float">
            <text:p>260660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310663801" calcext:value-type="float">
            <text:p>31066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360625542" calcext:value-type="float">
            <text:p>360625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410664939" calcext:value-type="float">
            <text:p>41066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460665158" calcext:value-type="float">
            <text:p>460665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510632564" calcext:value-type="float">
            <text:p>51063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560661031" calcext:value-type="float">
            <text:p>56066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10665307" calcext:value-type="float">
            <text:p>610665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60662409" calcext:value-type="float">
            <text:p>660662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710664728" calcext:value-type="float">
            <text:p>710664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760659725" calcext:value-type="float">
            <text:p>760659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810659368" calcext:value-type="float">
            <text:p>810659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860661060" calcext:value-type="float">
            <text:p>860661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910666531" calcext:value-type="float">
            <text:p>91066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960658774" calcext:value-type="float">
            <text:p>960658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0644224" calcext:value-type="float">
            <text:p>1064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0661188" calcext:value-type="float">
            <text:p>60661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10663875" calcext:value-type="float">
            <text:p>110663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60626448" calcext:value-type="float">
            <text:p>16062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210666494" calcext:value-type="float">
            <text:p>210666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260662606" calcext:value-type="float">
            <text:p>26066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310664402" calcext:value-type="float">
            <text:p>310664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360659690" calcext:value-type="float">
            <text:p>360659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410666069" calcext:value-type="float">
            <text:p>410666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460660110" calcext:value-type="float">
            <text:p>460660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510632384" calcext:value-type="float">
            <text:p>51063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560660395" calcext:value-type="float">
            <text:p>560660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10657683" calcext:value-type="float">
            <text:p>610657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60659502" calcext:value-type="float">
            <text:p>660659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710664346" calcext:value-type="float">
            <text:p>71066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760665004" calcext:value-type="float">
            <text:p>760665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810667453" calcext:value-type="float">
            <text:p>810667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860661353" calcext:value-type="float">
            <text:p>860661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910665508" calcext:value-type="float">
            <text:p>91066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960660269" calcext:value-type="float">
            <text:p>960660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0677078" calcext:value-type="float">
            <text:p>10677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0660562" calcext:value-type="float">
            <text:p>60660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10664086" calcext:value-type="float">
            <text:p>110664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60660295" calcext:value-type="float">
            <text:p>160660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210664939" calcext:value-type="float">
            <text:p>21066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260659993" calcext:value-type="float">
            <text:p>26065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310663493" calcext:value-type="float">
            <text:p>310663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360659499" calcext:value-type="float">
            <text:p>360659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410667510" calcext:value-type="float">
            <text:p>410667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460658309" calcext:value-type="float">
            <text:p>460658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510665083" calcext:value-type="float">
            <text:p>510665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560661495" calcext:value-type="float">
            <text:p>560661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10662585" calcext:value-type="float">
            <text:p>610662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60660232" calcext:value-type="float">
            <text:p>66066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710663849" calcext:value-type="float">
            <text:p>710663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760659616" calcext:value-type="float">
            <text:p>76065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810662244" calcext:value-type="float">
            <text:p>810662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860660878" calcext:value-type="float">
            <text:p>860660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910661194" calcext:value-type="float">
            <text:p>910661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960664122" calcext:value-type="float">
            <text:p>960664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0675229" calcext:value-type="float">
            <text:p>10675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0659666" calcext:value-type="float">
            <text:p>60659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10655977" calcext:value-type="float">
            <text:p>110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60661330" calcext:value-type="float">
            <text:p>160661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210665817" calcext:value-type="float">
            <text:p>210665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260663070" calcext:value-type="float">
            <text:p>260663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310664840" calcext:value-type="float">
            <text:p>310664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360660755" calcext:value-type="float">
            <text:p>360660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410664895" calcext:value-type="float">
            <text:p>410664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460660674" calcext:value-type="float">
            <text:p>460660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510650464" calcext:value-type="float">
            <text:p>51065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560631295" calcext:value-type="float">
            <text:p>560631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10634082" calcext:value-type="float">
            <text:p>61063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60629408" calcext:value-type="float">
            <text:p>660629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710632732" calcext:value-type="float">
            <text:p>710632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760629045" calcext:value-type="float">
            <text:p>760629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810633874" calcext:value-type="float">
            <text:p>810633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860627401" calcext:value-type="float">
            <text:p>860627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910633149" calcext:value-type="float">
            <text:p>910633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960627242" calcext:value-type="float">
            <text:p>960627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0665447" calcext:value-type="float">
            <text:p>10665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0628496" calcext:value-type="float">
            <text:p>606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10632846" calcext:value-type="float">
            <text:p>110632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60630220" calcext:value-type="float">
            <text:p>160630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210635789" calcext:value-type="float">
            <text:p>210635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260628719" calcext:value-type="float">
            <text:p>26062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310633334" calcext:value-type="float">
            <text:p>3106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360628427" calcext:value-type="float">
            <text:p>360628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410634272" calcext:value-type="float">
            <text:p>410634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460626289" calcext:value-type="float">
            <text:p>460626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510631749" calcext:value-type="float">
            <text:p>510631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560628448" calcext:value-type="float">
            <text:p>56062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10632446" calcext:value-type="float">
            <text:p>610632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60629035" calcext:value-type="float">
            <text:p>660629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710633428" calcext:value-type="float">
            <text:p>710633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760629487" calcext:value-type="float">
            <text:p>76062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810635524" calcext:value-type="float">
            <text:p>81063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860627573" calcext:value-type="float">
            <text:p>860627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910633888" calcext:value-type="float">
            <text:p>910633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960626976" calcext:value-type="float">
            <text:p>960626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0657524" calcext:value-type="float">
            <text:p>1065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0630524" calcext:value-type="float">
            <text:p>60630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10632738" calcext:value-type="float">
            <text:p>110632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60627645" calcext:value-type="float">
            <text:p>160627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210633056" calcext:value-type="float">
            <text:p>21063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260627388" calcext:value-type="float">
            <text:p>260627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310632692" calcext:value-type="float">
            <text:p>31063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360628752" calcext:value-type="float">
            <text:p>36062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410636593" calcext:value-type="float">
            <text:p>41063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460626719" calcext:value-type="float">
            <text:p>460626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510631738" calcext:value-type="float">
            <text:p>510631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560628633" calcext:value-type="float">
            <text:p>560628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10633219" calcext:value-type="float">
            <text:p>610633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60628903" calcext:value-type="float">
            <text:p>660628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710632617" calcext:value-type="float">
            <text:p>710632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760627058" calcext:value-type="float">
            <text:p>760627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810631658" calcext:value-type="float">
            <text:p>810631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860627310" calcext:value-type="float">
            <text:p>860627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910634976" calcext:value-type="float">
            <text:p>91063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960629409" calcext:value-type="float">
            <text:p>960629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0680279" calcext:value-type="float">
            <text:p>10680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0661129" calcext:value-type="float">
            <text:p>60661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10663959" calcext:value-type="float">
            <text:p>110663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60660546" calcext:value-type="float">
            <text:p>160660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210664752" calcext:value-type="float">
            <text:p>210664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260659307" calcext:value-type="float">
            <text:p>26065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310666690" calcext:value-type="float">
            <text:p>310666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360661507" calcext:value-type="float">
            <text:p>3606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410665309" calcext:value-type="float">
            <text:p>410665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460659475" calcext:value-type="float">
            <text:p>460659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510664908" calcext:value-type="float">
            <text:p>510664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560662301" calcext:value-type="float">
            <text:p>560662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10666689" calcext:value-type="float">
            <text:p>61066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60661848" calcext:value-type="float">
            <text:p>66066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710666055" calcext:value-type="float">
            <text:p>710666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760659615" calcext:value-type="float">
            <text:p>760659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810665024" calcext:value-type="float">
            <text:p>810665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860660696" calcext:value-type="float">
            <text:p>86066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910666261" calcext:value-type="float">
            <text:p>910666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960661122" calcext:value-type="float">
            <text:p>96066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0674177" calcext:value-type="float">
            <text:p>10674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0664602" calcext:value-type="float">
            <text:p>60664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10664429" calcext:value-type="float">
            <text:p>110664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60662970" calcext:value-type="float">
            <text:p>160662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210666520" calcext:value-type="float">
            <text:p>210666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260659266" calcext:value-type="float">
            <text:p>260659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310666016" calcext:value-type="float">
            <text:p>31066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360661813" calcext:value-type="float">
            <text:p>360661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410667708" calcext:value-type="float">
            <text:p>410667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460664513" calcext:value-type="float">
            <text:p>460664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510665919" calcext:value-type="float">
            <text:p>510665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560661620" calcext:value-type="float">
            <text:p>560661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10658004" calcext:value-type="float">
            <text:p>61065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60661127" calcext:value-type="float">
            <text:p>660661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710667343" calcext:value-type="float">
            <text:p>71066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760664639" calcext:value-type="float">
            <text:p>760664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810665648" calcext:value-type="float">
            <text:p>81066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860659767" calcext:value-type="float">
            <text:p>860659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910659262" calcext:value-type="float">
            <text:p>910659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960659266" calcext:value-type="float">
            <text:p>960659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0672552" calcext:value-type="float">
            <text:p>10672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0665141" calcext:value-type="float">
            <text:p>6066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10666112" calcext:value-type="float">
            <text:p>110666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60659693" calcext:value-type="float">
            <text:p>160659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210664791" calcext:value-type="float">
            <text:p>210664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260660308" calcext:value-type="float">
            <text:p>26066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310665566" calcext:value-type="float">
            <text:p>310665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360663644" calcext:value-type="float">
            <text:p>360663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410671724" calcext:value-type="float">
            <text:p>410671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460662340" calcext:value-type="float">
            <text:p>460662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510658574" calcext:value-type="float">
            <text:p>510658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560661985" calcext:value-type="float">
            <text:p>56066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10665507" calcext:value-type="float">
            <text:p>610665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60660995" calcext:value-type="float">
            <text:p>66066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710665056" calcext:value-type="float">
            <text:p>710665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760663012" calcext:value-type="float">
            <text:p>760663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810665768" calcext:value-type="float">
            <text:p>810665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860660540" calcext:value-type="float">
            <text:p>860660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910659063" calcext:value-type="float">
            <text:p>910659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960666980" calcext:value-type="float">
            <text:p>960666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</table:table>
      <table:table table:name="actual_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Time Nsec</text:p>
          </table:table-cell>
          <table:table-cell office:value-type="string" calcext:value-type="string">
            <text:p>linear x</text:p>
          </table:table-cell>
          <table:table-cell office:value-type="string" calcext:value-type="string">
            <text:p>linear y</text:p>
          </table:table-cell>
          <table:table-cell office:value-type="string" calcext:value-type="string">
            <text:p>angular 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560662425" calcext:value-type="float">
            <text:p>560662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610662733" calcext:value-type="float">
            <text:p>6106627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660654145" calcext:value-type="float">
            <text:p>660654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710665132" calcext:value-type="float">
            <text:p>710665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760667728" calcext:value-type="float">
            <text:p>760667728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11251" calcext:value-type="float">
            <text:p>0.1112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810668814" calcext:value-type="float">
            <text:p>810668814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0432641" calcext:value-type="float">
            <text:p>0.04326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860662447" calcext:value-type="float">
            <text:p>860662447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0494447" calcext:value-type="float">
            <text:p>0.0494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910666482" calcext:value-type="float">
            <text:p>910666482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0556253" calcext:value-type="float">
            <text:p>0.05562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960663621" calcext:value-type="float">
            <text:p>960663621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0432641" calcext:value-type="float">
            <text:p>0.0432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0645262" calcext:value-type="float">
            <text:p>10645262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0556253" calcext:value-type="float">
            <text:p>0.05562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0629545" calcext:value-type="float">
            <text:p>60629545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0370835" calcext:value-type="float">
            <text:p>0.03708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10632898" calcext:value-type="float">
            <text:p>110632898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0247223" calcext:value-type="float">
            <text:p>0.02472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60629092" calcext:value-type="float">
            <text:p>160629092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0556253" calcext:value-type="float">
            <text:p>0.05562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210633546" calcext:value-type="float">
            <text:p>210633546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0432641" calcext:value-type="float">
            <text:p>0.0432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260660652" calcext:value-type="float">
            <text:p>260660652</text:p>
          </table:table-cell>
          <table:table-cell office:value-type="float" office:value="-0.00319845" calcext:value-type="float">
            <text:p>-0.00319845</text:p>
          </table:table-cell>
          <table:table-cell office:value-type="float" office:value="0" calcext:value-type="float">
            <text:p>0</text:p>
          </table:table-cell>
          <table:table-cell office:value-type="float" office:value="0.0370835" calcext:value-type="float">
            <text:p>0.0370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310663801" calcext:value-type="float">
            <text:p>3106638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360625542" calcext:value-type="float">
            <text:p>360625542</text:p>
          </table:table-cell>
          <table:table-cell office:value-type="float" office:value="-0.00159923" calcext:value-type="float">
            <text:p>-0.00159923</text:p>
          </table:table-cell>
          <table:table-cell office:value-type="float" office:value="0" calcext:value-type="float">
            <text:p>0</text:p>
          </table:table-cell>
          <table:table-cell office:value-type="float" office:value="0.0509898" calcext:value-type="float">
            <text:p>0.05098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410664939" calcext:value-type="float">
            <text:p>410664939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0309029" calcext:value-type="float">
            <text:p>0.03090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460665158" calcext:value-type="float">
            <text:p>460665158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0185418" calcext:value-type="float">
            <text:p>0.01854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510632564" calcext:value-type="float">
            <text:p>510632564</text:p>
          </table:table-cell>
          <table:table-cell office:value-type="float" office:value="-0.00284307" calcext:value-type="float">
            <text:p>-0.00284307</text:p>
          </table:table-cell>
          <table:table-cell office:value-type="float" office:value="0" calcext:value-type="float">
            <text:p>0</text:p>
          </table:table-cell>
          <table:table-cell office:value-type="float" office:value="0.0370835" calcext:value-type="float">
            <text:p>0.03708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560661031" calcext:value-type="float">
            <text:p>560661031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0463544" calcext:value-type="float">
            <text:p>0.04635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10665307" calcext:value-type="float">
            <text:p>610665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60662409" calcext:value-type="float">
            <text:p>660662409</text:p>
          </table:table-cell>
          <table:table-cell office:value-type="float" office:value="-0.00373153" calcext:value-type="float">
            <text:p>-0.00373153</text:p>
          </table:table-cell>
          <table:table-cell office:value-type="float" office:value="0" calcext:value-type="float">
            <text:p>0</text:p>
          </table:table-cell>
          <table:table-cell office:value-type="float" office:value="0.041719" calcext:value-type="float">
            <text:p>0.0417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710664728" calcext:value-type="float">
            <text:p>710664728</text:p>
          </table:table-cell>
          <table:table-cell office:value-type="float" office:value="-0.0042646" calcext:value-type="float">
            <text:p>-0.0042646</text:p>
          </table:table-cell>
          <table:table-cell office:value-type="float" office:value="0" calcext:value-type="float">
            <text:p>0</text:p>
          </table:table-cell>
          <table:table-cell office:value-type="float" office:value="0.0370835" calcext:value-type="float">
            <text:p>0.03708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760659725" calcext:value-type="float">
            <text:p>760659725</text:p>
          </table:table-cell>
          <table:table-cell office:value-type="float" office:value="-0.00284307" calcext:value-type="float">
            <text:p>-0.00284307</text:p>
          </table:table-cell>
          <table:table-cell office:value-type="float" office:value="0" calcext:value-type="float">
            <text:p>0</text:p>
          </table:table-cell>
          <table:table-cell office:value-type="float" office:value="0.0494447" calcext:value-type="float">
            <text:p>0.04944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810659368" calcext:value-type="float">
            <text:p>810659368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0556253" calcext:value-type="float">
            <text:p>0.05562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860661060" calcext:value-type="float">
            <text:p>860661060</text:p>
          </table:table-cell>
          <table:table-cell office:value-type="float" office:value="-0.00284307" calcext:value-type="float">
            <text:p>-0.00284307</text:p>
          </table:table-cell>
          <table:table-cell office:value-type="float" office:value="0" calcext:value-type="float">
            <text:p>0</text:p>
          </table:table-cell>
          <table:table-cell office:value-type="float" office:value="0.074167" calcext:value-type="float">
            <text:p>0.0741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910666531" calcext:value-type="float">
            <text:p>910666531</text:p>
          </table:table-cell>
          <table:table-cell office:value-type="float" office:value="-0.00355384" calcext:value-type="float">
            <text:p>-0.00355384</text:p>
          </table:table-cell>
          <table:table-cell office:value-type="float" office:value="0" calcext:value-type="float">
            <text:p>0</text:p>
          </table:table-cell>
          <table:table-cell office:value-type="float" office:value="0.0556253" calcext:value-type="float">
            <text:p>0.05562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960658774" calcext:value-type="float">
            <text:p>960658774</text:p>
          </table:table-cell>
          <table:table-cell office:value-type="float" office:value="-0.00284307" calcext:value-type="float">
            <text:p>-0.00284307</text:p>
          </table:table-cell>
          <table:table-cell office:value-type="float" office:value="0" calcext:value-type="float">
            <text:p>0</text:p>
          </table:table-cell>
          <table:table-cell office:value-type="float" office:value="0.0618059" calcext:value-type="float">
            <text:p>0.06180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0644224" calcext:value-type="float">
            <text:p>10644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0661188" calcext:value-type="float">
            <text:p>60661188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0618059" calcext:value-type="float">
            <text:p>0.06180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10663875" calcext:value-type="float">
            <text:p>110663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5282" calcext:value-type="float">
            <text:p>0.08652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60626448" calcext:value-type="float">
            <text:p>160626448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074167" calcext:value-type="float">
            <text:p>0.0741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210666494" calcext:value-type="float">
            <text:p>210666494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0865282" calcext:value-type="float">
            <text:p>0.08652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260662606" calcext:value-type="float">
            <text:p>260662606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0803476" calcext:value-type="float">
            <text:p>0.08034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310664402" calcext:value-type="float">
            <text:p>3106644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360659690" calcext:value-type="float">
            <text:p>360659690</text:p>
          </table:table-cell>
          <table:table-cell office:value-type="float" office:value="-0.00284307" calcext:value-type="float">
            <text:p>-0.00284307</text:p>
          </table:table-cell>
          <table:table-cell office:value-type="float" office:value="0" calcext:value-type="float">
            <text:p>0</text:p>
          </table:table-cell>
          <table:table-cell office:value-type="float" office:value="0.0988894" calcext:value-type="float">
            <text:p>0.09888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410666069" calcext:value-type="float">
            <text:p>410666069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0803476" calcext:value-type="float">
            <text:p>0.08034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460660110" calcext:value-type="float">
            <text:p>460660110</text:p>
          </table:table-cell>
          <table:table-cell office:value-type="float" office:value="-0.00497537" calcext:value-type="float">
            <text:p>-0.00497537</text:p>
          </table:table-cell>
          <table:table-cell office:value-type="float" office:value="0" calcext:value-type="float">
            <text:p>0</text:p>
          </table:table-cell>
          <table:table-cell office:value-type="float" office:value="0.0679864" calcext:value-type="float">
            <text:p>0.06798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510632384" calcext:value-type="float">
            <text:p>510632384</text:p>
          </table:table-cell>
          <table:table-cell office:value-type="float" office:value="-0.00284307" calcext:value-type="float">
            <text:p>-0.00284307</text:p>
          </table:table-cell>
          <table:table-cell office:value-type="float" office:value="0" calcext:value-type="float">
            <text:p>0</text:p>
          </table:table-cell>
          <table:table-cell office:value-type="float" office:value="0.0865282" calcext:value-type="float">
            <text:p>0.08652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560660395" calcext:value-type="float">
            <text:p>560660395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0927088" calcext:value-type="float">
            <text:p>0.09270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10657683" calcext:value-type="float">
            <text:p>610657683</text:p>
          </table:table-cell>
          <table:table-cell office:value-type="float" office:value="-0.00284307" calcext:value-type="float">
            <text:p>-0.00284307</text:p>
          </table:table-cell>
          <table:table-cell office:value-type="float" office:value="0" calcext:value-type="float">
            <text:p>0</text:p>
          </table:table-cell>
          <table:table-cell office:value-type="float" office:value="0.0865282" calcext:value-type="float">
            <text:p>0.08652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60659502" calcext:value-type="float">
            <text:p>660659502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10507" calcext:value-type="float">
            <text:p>0.105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710664346" calcext:value-type="float">
            <text:p>71066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251" calcext:value-type="float">
            <text:p>0.1112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760665004" calcext:value-type="float">
            <text:p>760665004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0927088" calcext:value-type="float">
            <text:p>0.09270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810667453" calcext:value-type="float">
            <text:p>810667453</text:p>
          </table:table-cell>
          <table:table-cell office:value-type="float" office:value="-0.00159923" calcext:value-type="float">
            <text:p>-0.00159923</text:p>
          </table:table-cell>
          <table:table-cell office:value-type="float" office:value="0" calcext:value-type="float">
            <text:p>0</text:p>
          </table:table-cell>
          <table:table-cell office:value-type="float" office:value="0.115886" calcext:value-type="float">
            <text:p>0.1158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860661353" calcext:value-type="float">
            <text:p>860661353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0507" calcext:value-type="float">
            <text:p>0.105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910665508" calcext:value-type="float">
            <text:p>91066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251" calcext:value-type="float">
            <text:p>0.1112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960660269" calcext:value-type="float">
            <text:p>960660269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0507" calcext:value-type="float">
            <text:p>0.105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0677078" calcext:value-type="float">
            <text:p>10677078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23612" calcext:value-type="float">
            <text:p>0.1236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0660562" calcext:value-type="float">
            <text:p>60660562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129792" calcext:value-type="float">
            <text:p>0.1297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10664086" calcext:value-type="float">
            <text:p>110664086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17431" calcext:value-type="float">
            <text:p>0.1174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60660295" calcext:value-type="float">
            <text:p>160660295</text:p>
          </table:table-cell>
          <table:table-cell office:value-type="float" office:value="-0.000533076" calcext:value-type="float">
            <text:p>-0.000533076</text:p>
          </table:table-cell>
          <table:table-cell office:value-type="float" office:value="0" calcext:value-type="float">
            <text:p>0</text:p>
          </table:table-cell>
          <table:table-cell office:value-type="float" office:value="0.125157" calcext:value-type="float">
            <text:p>0.125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210664939" calcext:value-type="float">
            <text:p>2106649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260659993" calcext:value-type="float">
            <text:p>260659993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17431" calcext:value-type="float">
            <text:p>0.1174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310663493" calcext:value-type="float">
            <text:p>310663493</text:p>
          </table:table-cell>
          <table:table-cell office:value-type="float" office:value="-0.00284307" calcext:value-type="float">
            <text:p>-0.00284307</text:p>
          </table:table-cell>
          <table:table-cell office:value-type="float" office:value="0" calcext:value-type="float">
            <text:p>0</text:p>
          </table:table-cell>
          <table:table-cell office:value-type="float" office:value="0.123612" calcext:value-type="float">
            <text:p>0.1236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360659499" calcext:value-type="float">
            <text:p>360659499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29792" calcext:value-type="float">
            <text:p>0.1297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410667510" calcext:value-type="float">
            <text:p>410667510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42153" calcext:value-type="float">
            <text:p>0.1421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460658309" calcext:value-type="float">
            <text:p>460658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612" calcext:value-type="float">
            <text:p>0.1236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510665083" calcext:value-type="float">
            <text:p>5106650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560661495" calcext:value-type="float">
            <text:p>560661495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29792" calcext:value-type="float">
            <text:p>0.1297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10662585" calcext:value-type="float">
            <text:p>610662585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29792" calcext:value-type="float">
            <text:p>0.1297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60660232" calcext:value-type="float">
            <text:p>660660232</text:p>
          </table:table-cell>
          <table:table-cell office:value-type="float" office:value="0.00142153" calcext:value-type="float">
            <text:p>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48334" calcext:value-type="float">
            <text:p>0.1483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710663849" calcext:value-type="float">
            <text:p>710663849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54515" calcext:value-type="float">
            <text:p>0.1545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760659616" calcext:value-type="float">
            <text:p>760659616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42153" calcext:value-type="float">
            <text:p>0.1421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810662244" calcext:value-type="float">
            <text:p>810662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860660878" calcext:value-type="float">
            <text:p>860660878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142153" calcext:value-type="float">
            <text:p>0.1421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910661194" calcext:value-type="float">
            <text:p>910661194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35973" calcext:value-type="float">
            <text:p>0.1359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960664122" calcext:value-type="float">
            <text:p>960664122</text:p>
          </table:table-cell>
          <table:table-cell office:value-type="float" office:value="0.00142153" calcext:value-type="float">
            <text:p>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48334" calcext:value-type="float">
            <text:p>0.1483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0675229" calcext:value-type="float">
            <text:p>10675229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42153" calcext:value-type="float">
            <text:p>0.1421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0659666" calcext:value-type="float">
            <text:p>60659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973" calcext:value-type="float">
            <text:p>0.1359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10655977" calcext:value-type="float">
            <text:p>1106559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60661330" calcext:value-type="float">
            <text:p>160661330</text:p>
          </table:table-cell>
          <table:table-cell office:value-type="float" office:value="-0.000533076" calcext:value-type="float">
            <text:p>-0.000533076</text:p>
          </table:table-cell>
          <table:table-cell office:value-type="float" office:value="0" calcext:value-type="float">
            <text:p>0</text:p>
          </table:table-cell>
          <table:table-cell office:value-type="float" office:value="0.143699" calcext:value-type="float">
            <text:p>0.1436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210665817" calcext:value-type="float">
            <text:p>210665817</text:p>
          </table:table-cell>
          <table:table-cell office:value-type="float" office:value="0.00142153" calcext:value-type="float">
            <text:p>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60695" calcext:value-type="float">
            <text:p>0.1606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260663070" calcext:value-type="float">
            <text:p>260663070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54515" calcext:value-type="float">
            <text:p>0.1545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310664840" calcext:value-type="float">
            <text:p>310664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334" calcext:value-type="float">
            <text:p>0.1483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360660755" calcext:value-type="float">
            <text:p>360660755</text:p>
          </table:table-cell>
          <table:table-cell office:value-type="float" office:value="-0.000533076" calcext:value-type="float">
            <text:p>-0.000533076</text:p>
          </table:table-cell>
          <table:table-cell office:value-type="float" office:value="0" calcext:value-type="float">
            <text:p>0</text:p>
          </table:table-cell>
          <table:table-cell office:value-type="float" office:value="0.15297" calcext:value-type="float">
            <text:p>0.152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410664895" calcext:value-type="float">
            <text:p>410664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460660674" calcext:value-type="float">
            <text:p>460660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605" calcext:value-type="float">
            <text:p>0.1576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510650464" calcext:value-type="float">
            <text:p>510650464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66876" calcext:value-type="float">
            <text:p>0.1668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560631295" calcext:value-type="float">
            <text:p>560631295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48334" calcext:value-type="float">
            <text:p>0.1483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10634082" calcext:value-type="float">
            <text:p>61063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334" calcext:value-type="float">
            <text:p>0.1483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60629408" calcext:value-type="float">
            <text:p>660629408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54515" calcext:value-type="float">
            <text:p>0.1545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710632732" calcext:value-type="float">
            <text:p>710632732</text:p>
          </table:table-cell>
          <table:table-cell office:value-type="float" office:value="0.00142153" calcext:value-type="float">
            <text:p>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73056" calcext:value-type="float">
            <text:p>0.1730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760629045" calcext:value-type="float">
            <text:p>760629045</text:p>
          </table:table-cell>
          <table:table-cell office:value-type="float" office:value="0.00142153" calcext:value-type="float">
            <text:p>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73056" calcext:value-type="float">
            <text:p>0.1730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810633874" calcext:value-type="float">
            <text:p>810633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860627401" calcext:value-type="float">
            <text:p>860627401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60695" calcext:value-type="float">
            <text:p>0.1606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910633149" calcext:value-type="float">
            <text:p>910633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056" calcext:value-type="float">
            <text:p>0.1730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960627242" calcext:value-type="float">
            <text:p>960627242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179237" calcext:value-type="float">
            <text:p>0.1792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0665447" calcext:value-type="float">
            <text:p>10665447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166876" calcext:value-type="float">
            <text:p>0.1668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0628496" calcext:value-type="float">
            <text:p>606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695" calcext:value-type="float">
            <text:p>0.1606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10632846" calcext:value-type="float">
            <text:p>110632846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66876" calcext:value-type="float">
            <text:p>0.1668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60630220" calcext:value-type="float">
            <text:p>160630220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79237" calcext:value-type="float">
            <text:p>0.1792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210635789" calcext:value-type="float">
            <text:p>2106357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260628719" calcext:value-type="float">
            <text:p>260628719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79237" calcext:value-type="float">
            <text:p>0.1792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310633334" calcext:value-type="float">
            <text:p>310633334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66876" calcext:value-type="float">
            <text:p>0.1668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360628427" calcext:value-type="float">
            <text:p>360628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056" calcext:value-type="float">
            <text:p>0.1730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410634272" calcext:value-type="float">
            <text:p>410634272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460626289" calcext:value-type="float">
            <text:p>460626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056" calcext:value-type="float">
            <text:p>0.1730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510631749" calcext:value-type="float">
            <text:p>5106317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560628448" calcext:value-type="float">
            <text:p>560628448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73056" calcext:value-type="float">
            <text:p>0.1730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10632446" calcext:value-type="float">
            <text:p>610632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60629035" calcext:value-type="float">
            <text:p>660629035</text:p>
          </table:table-cell>
          <table:table-cell office:value-type="float" office:value="0.00142153" calcext:value-type="float">
            <text:p>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710633428" calcext:value-type="float">
            <text:p>710633428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760629487" calcext:value-type="float">
            <text:p>760629487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166876" calcext:value-type="float">
            <text:p>0.1668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810635524" calcext:value-type="float">
            <text:p>810635524</text:p>
          </table:table-cell>
          <table:table-cell office:value-type="float" office:value="0.000533076" calcext:value-type="float">
            <text:p>0.000533076</text:p>
          </table:table-cell>
          <table:table-cell office:value-type="float" office:value="0" calcext:value-type="float">
            <text:p>0</text:p>
          </table:table-cell>
          <table:table-cell office:value-type="float" office:value="0.180782" calcext:value-type="float">
            <text:p>0.1807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860627573" calcext:value-type="float">
            <text:p>860627573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79237" calcext:value-type="float">
            <text:p>0.1792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910633888" calcext:value-type="float">
            <text:p>910633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960626976" calcext:value-type="float">
            <text:p>960626976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73056" calcext:value-type="float">
            <text:p>0.1730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0657524" calcext:value-type="float">
            <text:p>10657524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191598" calcext:value-type="float">
            <text:p>0.1915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0630524" calcext:value-type="float">
            <text:p>60630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10632738" calcext:value-type="float">
            <text:p>110632738</text:p>
          </table:table-cell>
          <table:table-cell office:value-type="float" office:value="0.00142153" calcext:value-type="float">
            <text:p>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97779" calcext:value-type="float">
            <text:p>0.1977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60627645" calcext:value-type="float">
            <text:p>160627645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79237" calcext:value-type="float">
            <text:p>0.1792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210633056" calcext:value-type="float">
            <text:p>210633056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91598" calcext:value-type="float">
            <text:p>0.1915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260627388" calcext:value-type="float">
            <text:p>260627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310632692" calcext:value-type="float">
            <text:p>31063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360628752" calcext:value-type="float">
            <text:p>360628752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410636593" calcext:value-type="float">
            <text:p>410636593</text:p>
          </table:table-cell>
          <table:table-cell office:value-type="float" office:value="0.00142153" calcext:value-type="float">
            <text:p>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460626719" calcext:value-type="float">
            <text:p>460626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779" calcext:value-type="float">
            <text:p>0.1977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510631738" calcext:value-type="float">
            <text:p>510631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560628633" calcext:value-type="float">
            <text:p>560628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10633219" calcext:value-type="float">
            <text:p>610633219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60628903" calcext:value-type="float">
            <text:p>660628903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03959" calcext:value-type="float">
            <text:p>0.2039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710632617" calcext:value-type="float">
            <text:p>710632617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191598" calcext:value-type="float">
            <text:p>0.1915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760627058" calcext:value-type="float">
            <text:p>760627058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810631658" calcext:value-type="float">
            <text:p>8106316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860627310" calcext:value-type="float">
            <text:p>860627310</text:p>
          </table:table-cell>
          <table:table-cell office:value-type="float" office:value="0.00142153" calcext:value-type="float">
            <text:p>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21014" calcext:value-type="float">
            <text:p>0.210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910634976" calcext:value-type="float">
            <text:p>910634976</text:p>
          </table:table-cell>
          <table:table-cell office:value-type="float" office:value="0.00142153" calcext:value-type="float">
            <text:p>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97779" calcext:value-type="float">
            <text:p>0.1977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960629409" calcext:value-type="float">
            <text:p>960629409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97779" calcext:value-type="float">
            <text:p>0.1977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0680279" calcext:value-type="float">
            <text:p>10680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418" calcext:value-type="float">
            <text:p>0.1854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0661129" calcext:value-type="float">
            <text:p>60661129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03959" calcext:value-type="float">
            <text:p>0.2039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10663959" calcext:value-type="float">
            <text:p>110663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60660546" calcext:value-type="float">
            <text:p>160660546</text:p>
          </table:table-cell>
          <table:table-cell office:value-type="float" office:value="-0.00159923" calcext:value-type="float">
            <text:p>-0.00159923</text:p>
          </table:table-cell>
          <table:table-cell office:value-type="float" office:value="0" calcext:value-type="float">
            <text:p>0</text:p>
          </table:table-cell>
          <table:table-cell office:value-type="float" office:value="0.190053" calcext:value-type="float">
            <text:p>0.1900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210664752" calcext:value-type="float">
            <text:p>210664752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191598" calcext:value-type="float">
            <text:p>0.1915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260659307" calcext:value-type="float">
            <text:p>260659307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16321" calcext:value-type="float">
            <text:p>0.2163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310666690" calcext:value-type="float">
            <text:p>310666690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03959" calcext:value-type="float">
            <text:p>0.2039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360661507" calcext:value-type="float">
            <text:p>3606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23" calcext:value-type="float">
            <text:p>0.213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410665309" calcext:value-type="float">
            <text:p>410665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460659475" calcext:value-type="float">
            <text:p>460659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501" calcext:value-type="float">
            <text:p>0.2225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510664908" calcext:value-type="float">
            <text:p>510664908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03959" calcext:value-type="float">
            <text:p>0.2039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560662301" calcext:value-type="float">
            <text:p>560662301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03959" calcext:value-type="float">
            <text:p>0.2039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10666689" calcext:value-type="float">
            <text:p>610666689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41043" calcext:value-type="float">
            <text:p>0.2410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60661848" calcext:value-type="float">
            <text:p>660661848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16321" calcext:value-type="float">
            <text:p>0.2163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710666055" calcext:value-type="float">
            <text:p>710666055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03959" calcext:value-type="float">
            <text:p>0.2039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760659615" calcext:value-type="float">
            <text:p>760659615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16321" calcext:value-type="float">
            <text:p>0.2163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810665024" calcext:value-type="float">
            <text:p>810665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860660696" calcext:value-type="float">
            <text:p>860660696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03959" calcext:value-type="float">
            <text:p>0.2039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910666261" calcext:value-type="float">
            <text:p>910666261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197779" calcext:value-type="float">
            <text:p>0.19777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960661122" calcext:value-type="float">
            <text:p>960661122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28682" calcext:value-type="float">
            <text:p>0.2286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0674177" calcext:value-type="float">
            <text:p>10674177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03959" calcext:value-type="float">
            <text:p>0.2039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0664602" calcext:value-type="float">
            <text:p>60664602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16321" calcext:value-type="float">
            <text:p>0.2163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10664429" calcext:value-type="float">
            <text:p>110664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60662970" calcext:value-type="float">
            <text:p>160662970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28682" calcext:value-type="float">
            <text:p>0.2286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210666520" calcext:value-type="float">
            <text:p>210666520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16321" calcext:value-type="float">
            <text:p>0.21632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260659266" calcext:value-type="float">
            <text:p>260659266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16321" calcext:value-type="float">
            <text:p>0.2163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310666016" calcext:value-type="float">
            <text:p>310666016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28682" calcext:value-type="float">
            <text:p>0.2286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360661813" calcext:value-type="float">
            <text:p>360661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14" calcext:value-type="float">
            <text:p>0.210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410667708" calcext:value-type="float">
            <text:p>410667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501" calcext:value-type="float">
            <text:p>0.2225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460664513" calcext:value-type="float">
            <text:p>460664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501" calcext:value-type="float">
            <text:p>0.2225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510665919" calcext:value-type="float">
            <text:p>510665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501" calcext:value-type="float">
            <text:p>0.2225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560661620" calcext:value-type="float">
            <text:p>560661620</text:p>
          </table:table-cell>
          <table:table-cell office:value-type="float" office:value="-0.0021323" calcext:value-type="float">
            <text:p>-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03959" calcext:value-type="float">
            <text:p>0.2039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10658004" calcext:value-type="float">
            <text:p>610658004</text:p>
          </table:table-cell>
          <table:table-cell office:value-type="float" office:value="-0.00106615" calcext:value-type="float">
            <text:p>-0.00106615</text:p>
          </table:table-cell>
          <table:table-cell office:value-type="float" office:value="0" calcext:value-type="float">
            <text:p>0</text:p>
          </table:table-cell>
          <table:table-cell office:value-type="float" office:value="0.21323" calcext:value-type="float">
            <text:p>0.213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60661127" calcext:value-type="float">
            <text:p>660661127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28682" calcext:value-type="float">
            <text:p>0.2286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710667343" calcext:value-type="float">
            <text:p>710667343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41043" calcext:value-type="float">
            <text:p>0.2410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760664639" calcext:value-type="float">
            <text:p>760664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959" calcext:value-type="float">
            <text:p>0.2039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810665648" calcext:value-type="float">
            <text:p>810665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860659767" calcext:value-type="float">
            <text:p>860659767</text:p>
          </table:table-cell>
          <table:table-cell office:value-type="float" office:value="0.00159923" calcext:value-type="float">
            <text:p>0.00159923</text:p>
          </table:table-cell>
          <table:table-cell office:value-type="float" office:value="0" calcext:value-type="float">
            <text:p>0</text:p>
          </table:table-cell>
          <table:table-cell office:value-type="float" office:value="0.245678" calcext:value-type="float">
            <text:p>0.24567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910659262" calcext:value-type="float">
            <text:p>910659262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16321" calcext:value-type="float">
            <text:p>0.2163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960659266" calcext:value-type="float">
            <text:p>960659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501" calcext:value-type="float">
            <text:p>0.2225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0672552" calcext:value-type="float">
            <text:p>10672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0665141" calcext:value-type="float">
            <text:p>60665141</text:p>
          </table:table-cell>
          <table:table-cell office:value-type="float" office:value="0.000533076" calcext:value-type="float">
            <text:p>0.000533076</text:p>
          </table:table-cell>
          <table:table-cell office:value-type="float" office:value="0" calcext:value-type="float">
            <text:p>0</text:p>
          </table:table-cell>
          <table:table-cell office:value-type="float" office:value="0.236407" calcext:value-type="float">
            <text:p>0.2364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10666112" calcext:value-type="float">
            <text:p>110666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501" calcext:value-type="float">
            <text:p>0.2225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60659693" calcext:value-type="float">
            <text:p>160659693</text:p>
          </table:table-cell>
          <table:table-cell office:value-type="float" office:value="0.00142153" calcext:value-type="float">
            <text:p>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247223" calcext:value-type="float">
            <text:p>0.2472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210664791" calcext:value-type="float">
            <text:p>210664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260660308" calcext:value-type="float">
            <text:p>26066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501" calcext:value-type="float">
            <text:p>0.2225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310665566" calcext:value-type="float">
            <text:p>310665566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28682" calcext:value-type="float">
            <text:p>0.2286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360663644" calcext:value-type="float">
            <text:p>360663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223" calcext:value-type="float">
            <text:p>0.2472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410671724" calcext:value-type="float">
            <text:p>410671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501" calcext:value-type="float">
            <text:p>0.2225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460662340" calcext:value-type="float">
            <text:p>460662340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28682" calcext:value-type="float">
            <text:p>0.2286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510658574" calcext:value-type="float">
            <text:p>510658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560661985" calcext:value-type="float">
            <text:p>56066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862" calcext:value-type="float">
            <text:p>0.2348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10665507" calcext:value-type="float">
            <text:p>610665507</text:p>
          </table:table-cell>
          <table:table-cell office:value-type="float" office:value="-0.00284307" calcext:value-type="float">
            <text:p>-0.00284307</text:p>
          </table:table-cell>
          <table:table-cell office:value-type="float" office:value="0" calcext:value-type="float">
            <text:p>0</text:p>
          </table:table-cell>
          <table:table-cell office:value-type="float" office:value="0.21014" calcext:value-type="float">
            <text:p>0.210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60660995" calcext:value-type="float">
            <text:p>660660995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41043" calcext:value-type="float">
            <text:p>0.2410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710665056" calcext:value-type="float">
            <text:p>710665056</text:p>
          </table:table-cell>
          <table:table-cell office:value-type="float" office:value="0.000710767" calcext:value-type="float">
            <text:p>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28682" calcext:value-type="float">
            <text:p>0.2286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760663012" calcext:value-type="float">
            <text:p>760663012</text:p>
          </table:table-cell>
          <table:table-cell office:value-type="float" office:value="-0.00284307" calcext:value-type="float">
            <text:p>-0.00284307</text:p>
          </table:table-cell>
          <table:table-cell office:value-type="float" office:value="0" calcext:value-type="float">
            <text:p>0</text:p>
          </table:table-cell>
          <table:table-cell office:value-type="float" office:value="0.222501" calcext:value-type="float">
            <text:p>0.2225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810665768" calcext:value-type="float">
            <text:p>810665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585" calcext:value-type="float">
            <text:p>0.2595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860660540" calcext:value-type="float">
            <text:p>860660540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53404" calcext:value-type="float">
            <text:p>0.25340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910659063" calcext:value-type="float">
            <text:p>910659063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222501" calcext:value-type="float">
            <text:p>0.2225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960666980" calcext:value-type="float">
            <text:p>960666980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247223" calcext:value-type="float">
            <text:p>0.2472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10671029" calcext:value-type="float">
            <text:p>10671029</text:p>
          </table:table-cell>
          <table:table-cell office:value-type="float" office:value="0.0021323" calcext:value-type="float">
            <text:p>0.0021323</text:p>
          </table:table-cell>
          <table:table-cell office:value-type="float" office:value="0" calcext:value-type="float">
            <text:p>0</text:p>
          </table:table-cell>
          <table:table-cell office:value-type="float" office:value="0.241043" calcext:value-type="float">
            <text:p>0.2410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60664542" calcext:value-type="float">
            <text:p>60664542</text:p>
          </table:table-cell>
          <table:table-cell office:value-type="float" office:value="-0.000710767" calcext:value-type="float">
            <text:p>-0.000710767</text:p>
          </table:table-cell>
          <table:table-cell office:value-type="float" office:value="0" calcext:value-type="float">
            <text:p>0</text:p>
          </table:table-cell>
          <table:table-cell office:value-type="float" office:value="0.241043" calcext:value-type="float">
            <text:p>0.2410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110661967" calcext:value-type="float">
            <text:p>110661967</text:p>
          </table:table-cell>
          <table:table-cell office:value-type="float" office:value="-0.00142153" calcext:value-type="float">
            <text:p>-0.00142153</text:p>
          </table:table-cell>
          <table:table-cell office:value-type="float" office:value="0" calcext:value-type="float">
            <text:p>0</text:p>
          </table:table-cell>
          <table:table-cell office:value-type="float" office:value="0.234862" calcext:value-type="float">
            <text:p>0.23486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160665001" calcext:value-type="float">
            <text:p>1606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585" calcext:value-type="float">
            <text:p>0.2595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210667182" calcext:value-type="float">
            <text:p>210667182</text:p>
          </table:table-cell>
          <table:table-cell office:value-type="float" office:value="0.000533076" calcext:value-type="float">
            <text:p>0.000533076</text:p>
          </table:table-cell>
          <table:table-cell office:value-type="float" office:value="0" calcext:value-type="float">
            <text:p>0</text:p>
          </table:table-cell>
          <table:table-cell office:value-type="float" office:value="0.041719" calcext:value-type="float">
            <text:p>0.0417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260660862" calcext:value-type="float">
            <text:p>2606608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310666303" calcext:value-type="float">
            <text:p>310666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360661155" calcext:value-type="float">
            <text:p>3606611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410658992" calcext:value-type="float">
            <text:p>410658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460665216" calcext:value-type="float">
            <text:p>460665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510666086" calcext:value-type="float">
            <text:p>510666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560663118" calcext:value-type="float">
            <text:p>560663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610660527" calcext:value-type="float">
            <text:p>6106605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660662236" calcext:value-type="float">
            <text:p>660662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710658007" calcext:value-type="float">
            <text:p>7106580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760659565" calcext:value-type="float">
            <text:p>760659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810668590" calcext:value-type="float">
            <text:p>8106685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860660426" calcext:value-type="float">
            <text:p>860660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910665596" calcext:value-type="float">
            <text:p>9106655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960659298" calcext:value-type="float">
            <text:p>960659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10672511" calcext:value-type="float">
            <text:p>10672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60629617" calcext:value-type="float">
            <text:p>606296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110631815" calcext:value-type="float">
            <text:p>1106318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160627795" calcext:value-type="float">
            <text:p>16062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210631270" calcext:value-type="float">
            <text:p>2106312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260627168" calcext:value-type="float">
            <text:p>260627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310632922" calcext:value-type="float">
            <text:p>3106329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360628093" calcext:value-type="float">
            <text:p>3606280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410632096" calcext:value-type="float">
            <text:p>410632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460627154" calcext:value-type="float">
            <text:p>460627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510631412" calcext:value-type="float">
            <text:p>510631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560627659" calcext:value-type="float">
            <text:p>5606276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610630558" calcext:value-type="float">
            <text:p>610630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660627944" calcext:value-type="float">
            <text:p>660627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710631965" calcext:value-type="float">
            <text:p>710631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760627372" calcext:value-type="float">
            <text:p>760627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810632895" calcext:value-type="float">
            <text:p>810632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860626598" calcext:value-type="float">
            <text:p>860626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910631682" calcext:value-type="float">
            <text:p>9106316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960626955" calcext:value-type="float">
            <text:p>960626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10631304" calcext:value-type="float">
            <text:p>10631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60630492" calcext:value-type="float">
            <text:p>606304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110631748" calcext:value-type="float">
            <text:p>110631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160630237" calcext:value-type="float">
            <text:p>1606302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210630439" calcext:value-type="float">
            <text:p>2106304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260661557" calcext:value-type="float">
            <text:p>2606615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310636466" calcext:value-type="float">
            <text:p>310636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360660144" calcext:value-type="float">
            <text:p>360660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410631672" calcext:value-type="float">
            <text:p>410631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460661302" calcext:value-type="float">
            <text:p>460661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510631497" calcext:value-type="float">
            <text:p>510631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560664829" calcext:value-type="float">
            <text:p>5606648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610661355" calcext:value-type="float">
            <text:p>610661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660661275" calcext:value-type="float">
            <text:p>660661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710670403" calcext:value-type="float">
            <text:p>710670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760661428" calcext:value-type="float">
            <text:p>7606614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810631983" calcext:value-type="float">
            <text:p>810631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860659857" calcext:value-type="float">
            <text:p>8606598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910669488" calcext:value-type="float">
            <text:p>910669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960661324" calcext:value-type="float">
            <text:p>960661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10671736" calcext:value-type="float">
            <text:p>10671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60631153" calcext:value-type="float">
            <text:p>60631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110632836" calcext:value-type="float">
            <text:p>110632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160626754" calcext:value-type="float">
            <text:p>1606267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210633167" calcext:value-type="float">
            <text:p>210633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260628017" calcext:value-type="float">
            <text:p>260628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310632997" calcext:value-type="float">
            <text:p>3106329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360626358" calcext:value-type="float">
            <text:p>360626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410635222" calcext:value-type="float">
            <text:p>410635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460626803" calcext:value-type="float">
            <text:p>46062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510632683" calcext:value-type="float">
            <text:p>5106326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560626305" calcext:value-type="float">
            <text:p>560626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610632447" calcext:value-type="float">
            <text:p>610632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660628297" calcext:value-type="float">
            <text:p>660628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710632399" calcext:value-type="float">
            <text:p>710632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760627311" calcext:value-type="float">
            <text:p>760627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810634874" calcext:value-type="float">
            <text:p>810634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860627189" calcext:value-type="float">
            <text:p>860627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910630220" calcext:value-type="float">
            <text:p>9106302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960627328" calcext:value-type="float">
            <text:p>960627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10632547" calcext:value-type="float">
            <text:p>10632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60628963" calcext:value-type="float">
            <text:p>60628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110633548" calcext:value-type="float">
            <text:p>110633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160628634" calcext:value-type="float">
            <text:p>160628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210627977" calcext:value-type="float">
            <text:p>2106279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260626327" calcext:value-type="float">
            <text:p>2606263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310632616" calcext:value-type="float">
            <text:p>310632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360626398" calcext:value-type="float">
            <text:p>360626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410633754" calcext:value-type="float">
            <text:p>4106337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460628909" calcext:value-type="float">
            <text:p>460628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510631929" calcext:value-type="float">
            <text:p>510631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560627251" calcext:value-type="float">
            <text:p>56062725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cur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Time Nsec</text:p>
          </table:table-cell>
          <table:table-cell office:value-type="string" calcext:value-type="string">
            <text:p>Right current</text:p>
          </table:table-cell>
          <table:table-cell office:value-type="string" calcext:value-type="string">
            <text:p>Left current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Wheeldr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560662425" calcext:value-type="float">
            <text:p>5606624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610662733" calcext:value-type="float">
            <text:p>6106627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660654145" calcext:value-type="float">
            <text:p>6606541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710665132" calcext:value-type="float">
            <text:p>710665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760667728" calcext:value-type="float">
            <text:p>7606677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810668814" calcext:value-type="float">
            <text:p>810668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860662447" calcext:value-type="float">
            <text:p>8606624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910666482" calcext:value-type="float">
            <text:p>910666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960663621" calcext:value-type="float">
            <text:p>9606636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0645262" calcext:value-type="float">
            <text:p>106452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0629545" calcext:value-type="float">
            <text:p>606295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10632898" calcext:value-type="float">
            <text:p>110632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60629092" calcext:value-type="float">
            <text:p>160629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210633546" calcext:value-type="float">
            <text:p>210633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260660652" calcext:value-type="float">
            <text:p>260660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310663801" calcext:value-type="float">
            <text:p>3106638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360625542" calcext:value-type="float">
            <text:p>360625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410664939" calcext:value-type="float">
            <text:p>4106649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460665158" calcext:value-type="float">
            <text:p>460665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510632564" calcext:value-type="float">
            <text:p>510632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560661031" calcext:value-type="float">
            <text:p>5606610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10665307" calcext:value-type="float">
            <text:p>6106653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60662409" calcext:value-type="float">
            <text:p>660662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710664728" calcext:value-type="float">
            <text:p>7106647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760659725" calcext:value-type="float">
            <text:p>7606597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810659368" calcext:value-type="float">
            <text:p>810659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860661060" calcext:value-type="float">
            <text:p>8606610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910666531" calcext:value-type="float">
            <text:p>910666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960658774" calcext:value-type="float">
            <text:p>9606587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0644224" calcext:value-type="float">
            <text:p>10644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0661188" calcext:value-type="float">
            <text:p>60661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10663875" calcext:value-type="float">
            <text:p>110663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60626448" calcext:value-type="float">
            <text:p>160626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210666494" calcext:value-type="float">
            <text:p>210666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260662606" calcext:value-type="float">
            <text:p>2606626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310664402" calcext:value-type="float">
            <text:p>310664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360659690" calcext:value-type="float">
            <text:p>3606596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410666069" calcext:value-type="float">
            <text:p>410666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460660110" calcext:value-type="float">
            <text:p>4606601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510632384" calcext:value-type="float">
            <text:p>510632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560660395" calcext:value-type="float">
            <text:p>560660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10657683" calcext:value-type="float">
            <text:p>6106576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60659502" calcext:value-type="float">
            <text:p>660659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710664346" calcext:value-type="float">
            <text:p>7106643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760665004" calcext:value-type="float">
            <text:p>7606650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810667453" calcext:value-type="float">
            <text:p>8106674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860661353" calcext:value-type="float">
            <text:p>8606613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910665508" calcext:value-type="float">
            <text:p>910665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960660269" calcext:value-type="float">
            <text:p>9606602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0677078" calcext:value-type="float">
            <text:p>106770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0660562" calcext:value-type="float">
            <text:p>606605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10664086" calcext:value-type="float">
            <text:p>1106640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60660295" calcext:value-type="float">
            <text:p>1606602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210664939" calcext:value-type="float">
            <text:p>2106649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260659993" calcext:value-type="float">
            <text:p>2606599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310663493" calcext:value-type="float">
            <text:p>3106634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360659499" calcext:value-type="float">
            <text:p>3606594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410667510" calcext:value-type="float">
            <text:p>4106675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460658309" calcext:value-type="float">
            <text:p>4606583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510665083" calcext:value-type="float">
            <text:p>5106650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560661495" calcext:value-type="float">
            <text:p>5606614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10662585" calcext:value-type="float">
            <text:p>610662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60660232" calcext:value-type="float">
            <text:p>6606602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710663849" calcext:value-type="float">
            <text:p>7106638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760659616" calcext:value-type="float">
            <text:p>7606596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810662244" calcext:value-type="float">
            <text:p>8106622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860660878" calcext:value-type="float">
            <text:p>8606608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910661194" calcext:value-type="float">
            <text:p>9106611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960664122" calcext:value-type="float">
            <text:p>9606641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0675229" calcext:value-type="float">
            <text:p>106752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0659666" calcext:value-type="float">
            <text:p>606596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10655977" calcext:value-type="float">
            <text:p>1106559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60661330" calcext:value-type="float">
            <text:p>1606613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210665817" calcext:value-type="float">
            <text:p>2106658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260663070" calcext:value-type="float">
            <text:p>2606630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310664840" calcext:value-type="float">
            <text:p>3106648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360660755" calcext:value-type="float">
            <text:p>3606607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410664895" calcext:value-type="float">
            <text:p>4106648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460660674" calcext:value-type="float">
            <text:p>4606606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510650464" calcext:value-type="float">
            <text:p>5106504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560631295" calcext:value-type="float">
            <text:p>5606312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10634082" calcext:value-type="float">
            <text:p>6106340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60629408" calcext:value-type="float">
            <text:p>6606294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710632732" calcext:value-type="float">
            <text:p>7106327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760629045" calcext:value-type="float">
            <text:p>7606290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810633874" calcext:value-type="float">
            <text:p>8106338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860627401" calcext:value-type="float">
            <text:p>8606274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910633149" calcext:value-type="float">
            <text:p>9106331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960627242" calcext:value-type="float">
            <text:p>960627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0665447" calcext:value-type="float">
            <text:p>106654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0628496" calcext:value-type="float">
            <text:p>606284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10632846" calcext:value-type="float">
            <text:p>1106328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60630220" calcext:value-type="float">
            <text:p>1606302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210635789" calcext:value-type="float">
            <text:p>2106357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260628719" calcext:value-type="float">
            <text:p>2606287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310633334" calcext:value-type="float">
            <text:p>3106333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360628427" calcext:value-type="float">
            <text:p>3606284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410634272" calcext:value-type="float">
            <text:p>4106342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460626289" calcext:value-type="float">
            <text:p>460626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510631749" calcext:value-type="float">
            <text:p>510631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560628448" calcext:value-type="float">
            <text:p>5606284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10632446" calcext:value-type="float">
            <text:p>6106324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60629035" calcext:value-type="float">
            <text:p>6606290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710633428" calcext:value-type="float">
            <text:p>7106334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760629487" calcext:value-type="float">
            <text:p>7606294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810635524" calcext:value-type="float">
            <text:p>8106355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860627573" calcext:value-type="float">
            <text:p>8606275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910633888" calcext:value-type="float">
            <text:p>9106338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960626976" calcext:value-type="float">
            <text:p>9606269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0657524" calcext:value-type="float">
            <text:p>106575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0630524" calcext:value-type="float">
            <text:p>606305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10632738" calcext:value-type="float">
            <text:p>1106327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60627645" calcext:value-type="float">
            <text:p>1606276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210633056" calcext:value-type="float">
            <text:p>2106330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260627388" calcext:value-type="float">
            <text:p>2606273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310632692" calcext:value-type="float">
            <text:p>310632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360628752" calcext:value-type="float">
            <text:p>3606287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410636593" calcext:value-type="float">
            <text:p>4106365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460626719" calcext:value-type="float">
            <text:p>4606267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510631738" calcext:value-type="float">
            <text:p>5106317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560628633" calcext:value-type="float">
            <text:p>5606286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10633219" calcext:value-type="float">
            <text:p>6106332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60628903" calcext:value-type="float">
            <text:p>6606289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710632617" calcext:value-type="float">
            <text:p>7106326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760627058" calcext:value-type="float">
            <text:p>760627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810631658" calcext:value-type="float">
            <text:p>810631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860627310" calcext:value-type="float">
            <text:p>8606273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910634976" calcext:value-type="float">
            <text:p>910634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960629409" calcext:value-type="float">
            <text:p>960629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0680279" calcext:value-type="float">
            <text:p>10680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0661129" calcext:value-type="float">
            <text:p>606611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10663959" calcext:value-type="float">
            <text:p>1106639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60660546" calcext:value-type="float">
            <text:p>160660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210664752" calcext:value-type="float">
            <text:p>2106647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260659307" calcext:value-type="float">
            <text:p>2606593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310666690" calcext:value-type="float">
            <text:p>3106666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360661507" calcext:value-type="float">
            <text:p>3606615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410665309" calcext:value-type="float">
            <text:p>4106653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460659475" calcext:value-type="float">
            <text:p>4606594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510664908" calcext:value-type="float">
            <text:p>5106649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560662301" calcext:value-type="float">
            <text:p>560662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10666689" calcext:value-type="float">
            <text:p>6106666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60661848" calcext:value-type="float">
            <text:p>6606618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710666055" calcext:value-type="float">
            <text:p>7106660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760659615" calcext:value-type="float">
            <text:p>7606596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810665024" calcext:value-type="float">
            <text:p>8106650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860660696" calcext:value-type="float">
            <text:p>8606606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910666261" calcext:value-type="float">
            <text:p>9106662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960661122" calcext:value-type="float">
            <text:p>960661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0674177" calcext:value-type="float">
            <text:p>106741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0664602" calcext:value-type="float">
            <text:p>606646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10664429" calcext:value-type="float">
            <text:p>1106644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60662970" calcext:value-type="float">
            <text:p>1606629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210666520" calcext:value-type="float">
            <text:p>2106665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260659266" calcext:value-type="float">
            <text:p>260659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310666016" calcext:value-type="float">
            <text:p>3106660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360661813" calcext:value-type="float">
            <text:p>3606618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410667708" calcext:value-type="float">
            <text:p>410667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460664513" calcext:value-type="float">
            <text:p>460664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510665919" calcext:value-type="float">
            <text:p>5106659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560661620" calcext:value-type="float">
            <text:p>5606616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10658004" calcext:value-type="float">
            <text:p>610658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60661127" calcext:value-type="float">
            <text:p>6606611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710667343" calcext:value-type="float">
            <text:p>7106673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760664639" calcext:value-type="float">
            <text:p>760664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810665648" calcext:value-type="float">
            <text:p>810665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860659767" calcext:value-type="float">
            <text:p>8606597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910659262" calcext:value-type="float">
            <text:p>9106592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960659266" calcext:value-type="float">
            <text:p>9606592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0672552" calcext:value-type="float">
            <text:p>106725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0665141" calcext:value-type="float">
            <text:p>606651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10666112" calcext:value-type="float">
            <text:p>110666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60659693" calcext:value-type="float">
            <text:p>1606596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210664791" calcext:value-type="float">
            <text:p>2106647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260660308" calcext:value-type="float">
            <text:p>2606603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310665566" calcext:value-type="float">
            <text:p>3106655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360663644" calcext:value-type="float">
            <text:p>3606636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410671724" calcext:value-type="float">
            <text:p>4106717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460662340" calcext:value-type="float">
            <text:p>460662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510658574" calcext:value-type="float">
            <text:p>5106585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560661985" calcext:value-type="float">
            <text:p>5606619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10665507" calcext:value-type="float">
            <text:p>610665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60660995" calcext:value-type="float">
            <text:p>660660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710665056" calcext:value-type="float">
            <text:p>710665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760663012" calcext:value-type="float">
            <text:p>760663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810665768" calcext:value-type="float">
            <text:p>8106657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860660540" calcext:value-type="float">
            <text:p>8606605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910659063" calcext:value-type="float">
            <text:p>9106590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960666980" calcext:value-type="float">
            <text:p>9606669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10671029" calcext:value-type="float">
            <text:p>106710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60664542" calcext:value-type="float">
            <text:p>606645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110661967" calcext:value-type="float">
            <text:p>110661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160665001" calcext:value-type="float">
            <text:p>160665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210667182" calcext:value-type="float">
            <text:p>2106671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260660862" calcext:value-type="float">
            <text:p>2606608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310666303" calcext:value-type="float">
            <text:p>3106663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360661155" calcext:value-type="float">
            <text:p>3606611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410658992" calcext:value-type="float">
            <text:p>4106589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460665216" calcext:value-type="float">
            <text:p>460665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510666086" calcext:value-type="float">
            <text:p>5106660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560663118" calcext:value-type="float">
            <text:p>5606631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610660527" calcext:value-type="float">
            <text:p>6106605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660662236" calcext:value-type="float">
            <text:p>660662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710658007" calcext:value-type="float">
            <text:p>7106580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760659565" calcext:value-type="float">
            <text:p>7606595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810668590" calcext:value-type="float">
            <text:p>8106685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860660426" calcext:value-type="float">
            <text:p>8606604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910665596" calcext:value-type="float">
            <text:p>9106655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960659298" calcext:value-type="float">
            <text:p>9606592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10672511" calcext:value-type="float">
            <text:p>106725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60629617" calcext:value-type="float">
            <text:p>606296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110631815" calcext:value-type="float">
            <text:p>1106318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160627795" calcext:value-type="float">
            <text:p>1606277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210631270" calcext:value-type="float">
            <text:p>2106312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260627168" calcext:value-type="float">
            <text:p>260627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310632922" calcext:value-type="float">
            <text:p>3106329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360628093" calcext:value-type="float">
            <text:p>3606280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410632096" calcext:value-type="float">
            <text:p>4106320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460627154" calcext:value-type="float">
            <text:p>4606271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510631412" calcext:value-type="float">
            <text:p>5106314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560627659" calcext:value-type="float">
            <text:p>5606276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610630558" calcext:value-type="float">
            <text:p>610630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660627944" calcext:value-type="float">
            <text:p>6606279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710631965" calcext:value-type="float">
            <text:p>7106319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760627372" calcext:value-type="float">
            <text:p>7606273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810632895" calcext:value-type="float">
            <text:p>8106328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860626598" calcext:value-type="float">
            <text:p>8606265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910631682" calcext:value-type="float">
            <text:p>9106316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960626955" calcext:value-type="float">
            <text:p>9606269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10631304" calcext:value-type="float">
            <text:p>106313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60630492" calcext:value-type="float">
            <text:p>606304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110631748" calcext:value-type="float">
            <text:p>1106317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160630237" calcext:value-type="float">
            <text:p>1606302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210630439" calcext:value-type="float">
            <text:p>2106304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260661557" calcext:value-type="float">
            <text:p>260661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310636466" calcext:value-type="float">
            <text:p>3106364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360660144" calcext:value-type="float">
            <text:p>360660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410631672" calcext:value-type="float">
            <text:p>4106316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460661302" calcext:value-type="float">
            <text:p>4606613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510631497" calcext:value-type="float">
            <text:p>5106314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560664829" calcext:value-type="float">
            <text:p>5606648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610661355" calcext:value-type="float">
            <text:p>6106613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660661275" calcext:value-type="float">
            <text:p>6606612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710670403" calcext:value-type="float">
            <text:p>7106704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760661428" calcext:value-type="float">
            <text:p>7606614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810631983" calcext:value-type="float">
            <text:p>8106319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860659857" calcext:value-type="float">
            <text:p>8606598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910669488" calcext:value-type="float">
            <text:p>9106694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960661324" calcext:value-type="float">
            <text:p>9606613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10671736" calcext:value-type="float">
            <text:p>106717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60631153" calcext:value-type="float">
            <text:p>606311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110632836" calcext:value-type="float">
            <text:p>1106328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160626754" calcext:value-type="float">
            <text:p>1606267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210633167" calcext:value-type="float">
            <text:p>2106331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260628017" calcext:value-type="float">
            <text:p>2606280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310632997" calcext:value-type="float">
            <text:p>3106329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360626358" calcext:value-type="float">
            <text:p>3606263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410635222" calcext:value-type="float">
            <text:p>410635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460626803" calcext:value-type="float">
            <text:p>4606268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510632683" calcext:value-type="float">
            <text:p>5106326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560626305" calcext:value-type="float">
            <text:p>5606263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610632447" calcext:value-type="float">
            <text:p>6106324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660628297" calcext:value-type="float">
            <text:p>6606282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710632399" calcext:value-type="float">
            <text:p>7106323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760627311" calcext:value-type="float">
            <text:p>7606273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810634874" calcext:value-type="float">
            <text:p>8106348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860627189" calcext:value-type="float">
            <text:p>8606271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910630220" calcext:value-type="float">
            <text:p>9106302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960627328" calcext:value-type="float">
            <text:p>9606273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10632547" calcext:value-type="float">
            <text:p>106325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60628963" calcext:value-type="float">
            <text:p>606289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110633548" calcext:value-type="float">
            <text:p>1106335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160628634" calcext:value-type="float">
            <text:p>1606286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210627977" calcext:value-type="float">
            <text:p>2106279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260626327" calcext:value-type="float">
            <text:p>2606263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310632616" calcext:value-type="float">
            <text:p>3106326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360626398" calcext:value-type="float">
            <text:p>3606263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410633754" calcext:value-type="float">
            <text:p>4106337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460628909" calcext:value-type="float">
            <text:p>4606289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510631929" calcext:value-type="float">
            <text:p>5106319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560627251" calcext:value-type="float">
            <text:p>56062725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IM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Time Nsec</text:p>
          </table:table-cell>
          <table:table-cell office:value-type="string" calcext:value-type="string">
            <text:p>linear x</text:p>
          </table:table-cell>
          <table:table-cell office:value-type="string" calcext:value-type="string">
            <text:p>angular x</text:p>
          </table:table-cell>
          <table:table-cell office:value-type="string" calcext:value-type="string">
            <text:p>angular y</text:p>
          </table:table-cell>
          <table:table-cell office:value-type="string" calcext:value-type="string">
            <text:p>angular 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560662425" calcext:value-type="float">
            <text:p>5606624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610662733" calcext:value-type="float">
            <text:p>6106627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660654145" calcext:value-type="float">
            <text:p>66065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72665" calcext:value-type="float">
            <text:p>-8.72665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710665132" calcext:value-type="float">
            <text:p>710665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72665" calcext:value-type="float">
            <text:p>-8.72665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760667728" calcext:value-type="float">
            <text:p>760667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74533" calcext:value-type="float">
            <text:p>-0.0001745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810668814" calcext:value-type="float">
            <text:p>810668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49066" calcext:value-type="float">
            <text:p>0.0003490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860662447" calcext:value-type="float">
            <text:p>860662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2173" calcext:value-type="float">
            <text:p>0.001221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910666482" calcext:value-type="float">
            <text:p>910666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526" calcext:value-type="float">
            <text:p>0.00270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2193157" calcext:value-type="float">
            <text:p>1582193157</text:p>
          </table:table-cell>
          <table:table-cell office:value-type="float" office:value="960663621" calcext:value-type="float">
            <text:p>960663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3971" calcext:value-type="float">
            <text:p>0.00383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0645262" calcext:value-type="float">
            <text:p>10645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27604" calcext:value-type="float">
            <text:p>0.004276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0629545" calcext:value-type="float">
            <text:p>60629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41049" calcext:value-type="float">
            <text:p>0.005410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10632898" calcext:value-type="float">
            <text:p>1106328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7041" calcext:value-type="float">
            <text:p>0.006370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160629092" calcext:value-type="float">
            <text:p>160629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322" calcext:value-type="float">
            <text:p>0.00663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210633546" calcext:value-type="float">
            <text:p>210633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7937" calcext:value-type="float">
            <text:p>0.00767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260660652" calcext:value-type="float">
            <text:p>260660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2464" calcext:value-type="float">
            <text:p>0.009424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310663801" calcext:value-type="float">
            <text:p>310663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2464" calcext:value-type="float">
            <text:p>0.009424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360625542" calcext:value-type="float">
            <text:p>360625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208" calcext:value-type="float">
            <text:p>0.0108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410664939" calcext:value-type="float">
            <text:p>410664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915" calcext:value-type="float">
            <text:p>0.01239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460665158" calcext:value-type="float">
            <text:p>460665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6533" calcext:value-type="float">
            <text:p>0.0126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510632564" calcext:value-type="float">
            <text:p>510632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641" calcext:value-type="float">
            <text:p>0.01326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560661031" calcext:value-type="float">
            <text:p>56066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573" calcext:value-type="float">
            <text:p>0.0145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10665307" calcext:value-type="float">
            <text:p>610665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573" calcext:value-type="float">
            <text:p>0.0145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660662409" calcext:value-type="float">
            <text:p>660662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4926" calcext:value-type="float">
            <text:p>0.01649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710664728" calcext:value-type="float">
            <text:p>710664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6269" calcext:value-type="float">
            <text:p>0.01762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760659725" calcext:value-type="float">
            <text:p>760659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994" calcext:value-type="float">
            <text:p>0.01849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810659368" calcext:value-type="float">
            <text:p>810659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8484" calcext:value-type="float">
            <text:p>0.01884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860661060" calcext:value-type="float">
            <text:p>860661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6807" calcext:value-type="float">
            <text:p>0.0206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910666531" calcext:value-type="float">
            <text:p>910666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5128" calcext:value-type="float">
            <text:p>0.02251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82193158" calcext:value-type="float">
            <text:p>1582193158</text:p>
          </table:table-cell>
          <table:table-cell office:value-type="float" office:value="960658774" calcext:value-type="float">
            <text:p>960658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0832" calcext:value-type="float">
            <text:p>0.02408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0644224" calcext:value-type="float">
            <text:p>1064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0832" calcext:value-type="float">
            <text:p>0.02408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0661188" calcext:value-type="float">
            <text:p>60661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5663" calcext:value-type="float">
            <text:p>0.02556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10663875" calcext:value-type="float">
            <text:p>110663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3982" calcext:value-type="float">
            <text:p>0.02739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160626448" calcext:value-type="float">
            <text:p>160626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6257" calcext:value-type="float">
            <text:p>0.03062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210666494" calcext:value-type="float">
            <text:p>210666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5446" calcext:value-type="float">
            <text:p>0.03254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260662606" calcext:value-type="float">
            <text:p>260662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8123" calcext:value-type="float">
            <text:p>0.03481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310664402" calcext:value-type="float">
            <text:p>310664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8123" calcext:value-type="float">
            <text:p>0.03481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360659690" calcext:value-type="float">
            <text:p>360659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6902" calcext:value-type="float">
            <text:p>0.03769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410666069" calcext:value-type="float">
            <text:p>410666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318" calcext:value-type="float">
            <text:p>0.04013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460660110" calcext:value-type="float">
            <text:p>460660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1372" calcext:value-type="float">
            <text:p>0.04213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510632384" calcext:value-type="float">
            <text:p>510632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4404" calcext:value-type="float">
            <text:p>0.0444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560660395" calcext:value-type="float">
            <text:p>560660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1886" calcext:value-type="float">
            <text:p>0.04518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10657683" calcext:value-type="float">
            <text:p>610657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8038" calcext:value-type="float">
            <text:p>0.04780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660659502" calcext:value-type="float">
            <text:p>660659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5058" calcext:value-type="float">
            <text:p>0.05050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710664346" calcext:value-type="float">
            <text:p>710664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6431" calcext:value-type="float">
            <text:p>0.05364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760665004" calcext:value-type="float">
            <text:p>760665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47759" calcext:value-type="float">
            <text:p>0.05477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810667453" calcext:value-type="float">
            <text:p>810667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6095" calcext:value-type="float">
            <text:p>0.05860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860661353" calcext:value-type="float">
            <text:p>860661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2355" calcext:value-type="float">
            <text:p>0.0623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910665508" calcext:value-type="float">
            <text:p>910665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3131" calcext:value-type="float">
            <text:p>0.06331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82193159" calcext:value-type="float">
            <text:p>1582193159</text:p>
          </table:table-cell>
          <table:table-cell office:value-type="float" office:value="960660269" calcext:value-type="float">
            <text:p>960660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0127" calcext:value-type="float">
            <text:p>0.06601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0677078" calcext:value-type="float">
            <text:p>10677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5824" calcext:value-type="float">
            <text:p>0.06958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0660562" calcext:value-type="float">
            <text:p>60660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714" calcext:value-type="float">
            <text:p>0.0707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10664086" calcext:value-type="float">
            <text:p>110664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1085" calcext:value-type="float">
            <text:p>0.07410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160660295" calcext:value-type="float">
            <text:p>160660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2421" calcext:value-type="float">
            <text:p>0.07924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210664939" calcext:value-type="float">
            <text:p>210664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2421" calcext:value-type="float">
            <text:p>0.07924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260659993" calcext:value-type="float">
            <text:p>260659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7212" calcext:value-type="float">
            <text:p>0.08272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310663493" calcext:value-type="float">
            <text:p>310663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8517" calcext:value-type="float">
            <text:p>0.08585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360659499" calcext:value-type="float">
            <text:p>360659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2" calcext:value-type="float">
            <text:p>0.09002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410667510" calcext:value-type="float">
            <text:p>4106675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34133" calcext:value-type="float">
            <text:p>0.09341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460658309" calcext:value-type="float">
            <text:p>460658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223" calcext:value-type="float">
            <text:p>0.09732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510665083" calcext:value-type="float">
            <text:p>510665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223" calcext:value-type="float">
            <text:p>0.09732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560661495" calcext:value-type="float">
            <text:p>560661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149" calcext:value-type="float">
            <text:p>0.101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10662585" calcext:value-type="float">
            <text:p>610662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49" calcext:value-type="float">
            <text:p>0.1050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660660232" calcext:value-type="float">
            <text:p>660660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127" calcext:value-type="float">
            <text:p>0.1091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710663849" calcext:value-type="float">
            <text:p>710663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637" calcext:value-type="float">
            <text:p>0.1136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760659616" calcext:value-type="float">
            <text:p>760659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971" calcext:value-type="float">
            <text:p>0.1179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810662244" calcext:value-type="float">
            <text:p>810662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971" calcext:value-type="float">
            <text:p>0.1179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860660878" calcext:value-type="float">
            <text:p>860660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956" calcext:value-type="float">
            <text:p>0.1219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910661194" calcext:value-type="float">
            <text:p>910661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6545" calcext:value-type="float">
            <text:p>0.1265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82193160" calcext:value-type="float">
            <text:p>1582193160</text:p>
          </table:table-cell>
          <table:table-cell office:value-type="float" office:value="960664122" calcext:value-type="float">
            <text:p>960664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18" calcext:value-type="float">
            <text:p>0.13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0675229" calcext:value-type="float">
            <text:p>10675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246" calcext:value-type="float">
            <text:p>0.1342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0659666" calcext:value-type="float">
            <text:p>60659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8741" calcext:value-type="float">
            <text:p>0.1387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10655977" calcext:value-type="float">
            <text:p>110655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8741" calcext:value-type="float">
            <text:p>0.1387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160661330" calcext:value-type="float">
            <text:p>16066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38" calcext:value-type="float">
            <text:p>0.1438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210665817" calcext:value-type="float">
            <text:p>210665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7896" calcext:value-type="float">
            <text:p>0.1478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260663070" calcext:value-type="float">
            <text:p>2606630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2813" calcext:value-type="float">
            <text:p>0.1528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310664840" calcext:value-type="float">
            <text:p>310664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366" calcext:value-type="float">
            <text:p>0.1543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360660755" calcext:value-type="float">
            <text:p>360660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4" calcext:value-type="float">
            <text:p>0.160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410664895" calcext:value-type="float">
            <text:p>410664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4" calcext:value-type="float">
            <text:p>0.160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460660674" calcext:value-type="float">
            <text:p>460660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6252" calcext:value-type="float">
            <text:p>0.1662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510650464" calcext:value-type="float">
            <text:p>510650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811" calcext:value-type="float">
            <text:p>0.1708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560631295" calcext:value-type="float">
            <text:p>560631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81" calcext:value-type="float">
            <text:p>0.1752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10634082" calcext:value-type="float">
            <text:p>610634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7257" calcext:value-type="float">
            <text:p>0.1772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660629408" calcext:value-type="float">
            <text:p>66062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1377" calcext:value-type="float">
            <text:p>0.1813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710632732" calcext:value-type="float">
            <text:p>710632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752" calcext:value-type="float">
            <text:p>0.1857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760629045" calcext:value-type="float">
            <text:p>760629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158" calcext:value-type="float">
            <text:p>0.191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810633874" calcext:value-type="float">
            <text:p>810633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3207" calcext:value-type="float">
            <text:p>0.1932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860627401" calcext:value-type="float">
            <text:p>860627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7657" calcext:value-type="float">
            <text:p>0.1976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910633149" calcext:value-type="float">
            <text:p>910633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2104" calcext:value-type="float">
            <text:p>0.2021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82193161" calcext:value-type="float">
            <text:p>1582193161</text:p>
          </table:table-cell>
          <table:table-cell office:value-type="float" office:value="960627242" calcext:value-type="float">
            <text:p>960627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7741" calcext:value-type="float">
            <text:p>0.2077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0665447" calcext:value-type="float">
            <text:p>10665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77" calcext:value-type="float">
            <text:p>0.2092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0628496" calcext:value-type="float">
            <text:p>60628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3883" calcext:value-type="float">
            <text:p>0.2138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10632846" calcext:value-type="float">
            <text:p>110632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8228" calcext:value-type="float">
            <text:p>0.2182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160630220" calcext:value-type="float">
            <text:p>160630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359" calcext:value-type="float">
            <text:p>0.223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210635789" calcext:value-type="float">
            <text:p>210635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359" calcext:value-type="float">
            <text:p>0.223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260628719" calcext:value-type="float">
            <text:p>26062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8521" calcext:value-type="float">
            <text:p>0.2285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310633334" calcext:value-type="float">
            <text:p>310633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3191" calcext:value-type="float">
            <text:p>0.2331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360628427" calcext:value-type="float">
            <text:p>360628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8194" calcext:value-type="float">
            <text:p>0.2381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410634272" calcext:value-type="float">
            <text:p>410634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3023" calcext:value-type="float">
            <text:p>0.2430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460626289" calcext:value-type="float">
            <text:p>460626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8774" calcext:value-type="float">
            <text:p>0.248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510631749" calcext:value-type="float">
            <text:p>51063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8774" calcext:value-type="float">
            <text:p>0.2487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560628448" calcext:value-type="float">
            <text:p>560628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3336" calcext:value-type="float">
            <text:p>0.2533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10632446" calcext:value-type="float">
            <text:p>610632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806" calcext:value-type="float">
            <text:p>0.258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660629035" calcext:value-type="float">
            <text:p>660629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3789" calcext:value-type="float">
            <text:p>0.26378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710633428" calcext:value-type="float">
            <text:p>710633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8752" calcext:value-type="float">
            <text:p>0.2687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760629487" calcext:value-type="float">
            <text:p>760629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264" calcext:value-type="float">
            <text:p>0.2702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810635524" calcext:value-type="float">
            <text:p>810635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6476" calcext:value-type="float">
            <text:p>0.2764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860627573" calcext:value-type="float">
            <text:p>860627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2341" calcext:value-type="float">
            <text:p>0.2823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910633888" calcext:value-type="float">
            <text:p>910633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4099" calcext:value-type="float">
            <text:p>0.2840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82193162" calcext:value-type="float">
            <text:p>1582193162</text:p>
          </table:table-cell>
          <table:table-cell office:value-type="float" office:value="960626976" calcext:value-type="float">
            <text:p>960626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8865" calcext:value-type="float">
            <text:p>0.2888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0657524" calcext:value-type="float">
            <text:p>10657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4374" calcext:value-type="float">
            <text:p>0.29437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0630524" calcext:value-type="float">
            <text:p>60630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958" calcext:value-type="float">
            <text:p>0.2959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10632738" calcext:value-type="float">
            <text:p>110632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1205" calcext:value-type="float">
            <text:p>0.3012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160627645" calcext:value-type="float">
            <text:p>160627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6277" calcext:value-type="float">
            <text:p>0.3062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210633056" calcext:value-type="float">
            <text:p>21063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192" calcext:value-type="float">
            <text:p>0.311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260627388" calcext:value-type="float">
            <text:p>260627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3578" calcext:value-type="float">
            <text:p>0.3135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310632692" calcext:value-type="float">
            <text:p>310632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8711" calcext:value-type="float">
            <text:p>0.3187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360628752" calcext:value-type="float">
            <text:p>360628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3587" calcext:value-type="float">
            <text:p>0.3235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410636593" calcext:value-type="float">
            <text:p>410636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8867" calcext:value-type="float">
            <text:p>0.3288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460626719" calcext:value-type="float">
            <text:p>460626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642" calcext:value-type="float">
            <text:p>0.3336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510631738" calcext:value-type="float">
            <text:p>510631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642" calcext:value-type="float">
            <text:p>0.3336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560628633" calcext:value-type="float">
            <text:p>560628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882" calcext:value-type="float">
            <text:p>0.3388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10633219" calcext:value-type="float">
            <text:p>610633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4479" calcext:value-type="float">
            <text:p>0.3444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660628903" calcext:value-type="float">
            <text:p>660628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9635" calcext:value-type="float">
            <text:p>0.3496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710632617" calcext:value-type="float">
            <text:p>710632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5841" calcext:value-type="float">
            <text:p>0.3558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760627058" calcext:value-type="float">
            <text:p>760627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0729" calcext:value-type="float">
            <text:p>0.3607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810631658" calcext:value-type="float">
            <text:p>810631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0729" calcext:value-type="float">
            <text:p>0.3607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860627310" calcext:value-type="float">
            <text:p>860627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5445" calcext:value-type="float">
            <text:p>0.3654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910634976" calcext:value-type="float">
            <text:p>910634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1773" calcext:value-type="float">
            <text:p>0.3717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82193163" calcext:value-type="float">
            <text:p>1582193163</text:p>
          </table:table-cell>
          <table:table-cell office:value-type="float" office:value="960629409" calcext:value-type="float">
            <text:p>960629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7033" calcext:value-type="float">
            <text:p>0.3770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0680279" calcext:value-type="float">
            <text:p>10680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1796" calcext:value-type="float">
            <text:p>0.3817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0661129" calcext:value-type="float">
            <text:p>60661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7757" calcext:value-type="float">
            <text:p>0.387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10663959" calcext:value-type="float">
            <text:p>110663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7757" calcext:value-type="float">
            <text:p>0.38775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160660546" calcext:value-type="float">
            <text:p>160660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4343" calcext:value-type="float">
            <text:p>0.3943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210664752" calcext:value-type="float">
            <text:p>210664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9229" calcext:value-type="float">
            <text:p>0.3992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260659307" calcext:value-type="float">
            <text:p>260659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5062" calcext:value-type="float">
            <text:p>0.4050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310666690" calcext:value-type="float">
            <text:p>310666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6976" calcext:value-type="float">
            <text:p>0.4069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360661507" calcext:value-type="float">
            <text:p>360661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4058" calcext:value-type="float">
            <text:p>0.4140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410665309" calcext:value-type="float">
            <text:p>410665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4058" calcext:value-type="float">
            <text:p>0.41405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460659475" calcext:value-type="float">
            <text:p>460659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2223" calcext:value-type="float">
            <text:p>0.4222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510664908" calcext:value-type="float">
            <text:p>510664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7752" calcext:value-type="float">
            <text:p>0.4277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560662301" calcext:value-type="float">
            <text:p>560662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2873" calcext:value-type="float">
            <text:p>0.4328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10666689" calcext:value-type="float">
            <text:p>610666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4602" calcext:value-type="float">
            <text:p>0.4346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660661848" calcext:value-type="float">
            <text:p>660661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1114" calcext:value-type="float">
            <text:p>0.4411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710666055" calcext:value-type="float">
            <text:p>710666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6588" calcext:value-type="float">
            <text:p>0.4465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760659615" calcext:value-type="float">
            <text:p>760659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1734" calcext:value-type="float">
            <text:p>0.45173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810665024" calcext:value-type="float">
            <text:p>810665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1734" calcext:value-type="float">
            <text:p>0.4517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860660696" calcext:value-type="float">
            <text:p>860660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7874" calcext:value-type="float">
            <text:p>0.4578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910666261" calcext:value-type="float">
            <text:p>910666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2987" calcext:value-type="float">
            <text:p>0.4629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82193164" calcext:value-type="float">
            <text:p>1582193164</text:p>
          </table:table-cell>
          <table:table-cell office:value-type="float" office:value="960661122" calcext:value-type="float">
            <text:p>960661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8701" calcext:value-type="float">
            <text:p>0.4687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0674177" calcext:value-type="float">
            <text:p>10674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4242" calcext:value-type="float">
            <text:p>0.47424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0664602" calcext:value-type="float">
            <text:p>60664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9688" calcext:value-type="float">
            <text:p>0.4796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10664429" calcext:value-type="float">
            <text:p>110664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9688" calcext:value-type="float">
            <text:p>0.4796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160662970" calcext:value-type="float">
            <text:p>160662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5878" calcext:value-type="float">
            <text:p>0.4858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210666520" calcext:value-type="float">
            <text:p>210666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1816" calcext:value-type="float">
            <text:p>0.4918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260659266" calcext:value-type="float">
            <text:p>260659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705" calcext:value-type="float">
            <text:p>0.497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310666016" calcext:value-type="float">
            <text:p>310666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302" calcext:value-type="float">
            <text:p>0.503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360661813" calcext:value-type="float">
            <text:p>360661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844" calcext:value-type="float">
            <text:p>0.5084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410667708" calcext:value-type="float">
            <text:p>410667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0093" calcext:value-type="float">
            <text:p>0.51009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460664513" calcext:value-type="float">
            <text:p>460664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4888" calcext:value-type="float">
            <text:p>0.5148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510665919" calcext:value-type="float">
            <text:p>510665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1159" calcext:value-type="float">
            <text:p>0.5211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560661620" calcext:value-type="float">
            <text:p>560661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3019" calcext:value-type="float">
            <text:p>0.5230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10658004" calcext:value-type="float">
            <text:p>610658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9845" calcext:value-type="float">
            <text:p>0.5298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660661127" calcext:value-type="float">
            <text:p>660661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5827" calcext:value-type="float">
            <text:p>0.5358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710667343" calcext:value-type="float">
            <text:p>710667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7741" calcext:value-type="float">
            <text:p>0.53774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760664639" calcext:value-type="float">
            <text:p>7606646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4712" calcext:value-type="float">
            <text:p>0.5447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810665648" calcext:value-type="float">
            <text:p>810665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4712" calcext:value-type="float">
            <text:p>0.5447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860659767" calcext:value-type="float">
            <text:p>860659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2374" calcext:value-type="float">
            <text:p>0.5523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910659262" calcext:value-type="float">
            <text:p>910659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789" calcext:value-type="float">
            <text:p>0.557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82193165" calcext:value-type="float">
            <text:p>1582193165</text:p>
          </table:table-cell>
          <table:table-cell office:value-type="float" office:value="960659266" calcext:value-type="float">
            <text:p>960659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2733" calcext:value-type="float">
            <text:p>0.5627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0672552" calcext:value-type="float">
            <text:p>10672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2733" calcext:value-type="float">
            <text:p>0.5627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0665141" calcext:value-type="float">
            <text:p>60665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0929" calcext:value-type="float">
            <text:p>0.5709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10666112" calcext:value-type="float">
            <text:p>110666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6218" calcext:value-type="float">
            <text:p>0.5762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160659693" calcext:value-type="float">
            <text:p>160659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1058" calcext:value-type="float">
            <text:p>0.58105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210664791" calcext:value-type="float">
            <text:p>210664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1058" calcext:value-type="float">
            <text:p>0.5810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260660308" calcext:value-type="float">
            <text:p>260660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7573" calcext:value-type="float">
            <text:p>0.5875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310665566" calcext:value-type="float">
            <text:p>310665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2365" calcext:value-type="float">
            <text:p>0.592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360663644" calcext:value-type="float">
            <text:p>360663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7415" calcext:value-type="float">
            <text:p>0.59741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410671724" calcext:value-type="float">
            <text:p>410671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3834" calcext:value-type="float">
            <text:p>0.6038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460662340" calcext:value-type="float">
            <text:p>460662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8554" calcext:value-type="float">
            <text:p>0.6085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510658574" calcext:value-type="float">
            <text:p>510658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8554" calcext:value-type="float">
            <text:p>0.6085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560661985" calcext:value-type="float">
            <text:p>560661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3872" calcext:value-type="float">
            <text:p>0.61387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10665507" calcext:value-type="float">
            <text:p>610665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9711" calcext:value-type="float">
            <text:p>0.6197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660660995" calcext:value-type="float">
            <text:p>660660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4152" calcext:value-type="float">
            <text:p>0.6241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710665056" calcext:value-type="float">
            <text:p>710665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932" calcext:value-type="float">
            <text:p>0.629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760663012" calcext:value-type="float">
            <text:p>760663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5068" calcext:value-type="float">
            <text:p>0.6350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810665768" calcext:value-type="float">
            <text:p>810665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6684" calcext:value-type="float">
            <text:p>0.63668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860660540" calcext:value-type="float">
            <text:p>860660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1717" calcext:value-type="float">
            <text:p>0.6417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910659063" calcext:value-type="float">
            <text:p>910659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8053" calcext:value-type="float">
            <text:p>0.6480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82193166" calcext:value-type="float">
            <text:p>1582193166</text:p>
          </table:table-cell>
          <table:table-cell office:value-type="float" office:value="960666980" calcext:value-type="float">
            <text:p>960666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2694" calcext:value-type="float">
            <text:p>0.6526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10671029" calcext:value-type="float">
            <text:p>10671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4279" calcext:value-type="float">
            <text:p>0.65427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60664542" calcext:value-type="float">
            <text:p>60664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9674" calcext:value-type="float">
            <text:p>0.6596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110661967" calcext:value-type="float">
            <text:p>11066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5491" calcext:value-type="float">
            <text:p>0.6654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160665001" calcext:value-type="float">
            <text:p>160665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923" calcext:value-type="float">
            <text:p>0.6669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210667182" calcext:value-type="float">
            <text:p>210667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722" calcext:value-type="float">
            <text:p>0.6737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260660862" calcext:value-type="float">
            <text:p>260660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4431" calcext:value-type="float">
            <text:p>0.6744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310666303" calcext:value-type="float">
            <text:p>310666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787" calcext:value-type="float">
            <text:p>0.67378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360661155" calcext:value-type="float">
            <text:p>360661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71" calcext:value-type="float">
            <text:p>0.6732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410658992" calcext:value-type="float">
            <text:p>410658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460665216" calcext:value-type="float">
            <text:p>460665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510666086" calcext:value-type="float">
            <text:p>510666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560663118" calcext:value-type="float">
            <text:p>560663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610660527" calcext:value-type="float">
            <text:p>610660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660662236" calcext:value-type="float">
            <text:p>660662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710658007" calcext:value-type="float">
            <text:p>710658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760659565" calcext:value-type="float">
            <text:p>760659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810668590" calcext:value-type="float">
            <text:p>810668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860660426" calcext:value-type="float">
            <text:p>860660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910665596" calcext:value-type="float">
            <text:p>910665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82193167" calcext:value-type="float">
            <text:p>1582193167</text:p>
          </table:table-cell>
          <table:table-cell office:value-type="float" office:value="960659298" calcext:value-type="float">
            <text:p>960659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10672511" calcext:value-type="float">
            <text:p>10672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60629617" calcext:value-type="float">
            <text:p>60629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110631815" calcext:value-type="float">
            <text:p>110631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160627795" calcext:value-type="float">
            <text:p>160627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210631270" calcext:value-type="float">
            <text:p>210631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260627168" calcext:value-type="float">
            <text:p>260627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310632922" calcext:value-type="float">
            <text:p>310632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360628093" calcext:value-type="float">
            <text:p>360628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410632096" calcext:value-type="float">
            <text:p>410632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460627154" calcext:value-type="float">
            <text:p>460627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510631412" calcext:value-type="float">
            <text:p>510631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560627659" calcext:value-type="float">
            <text:p>560627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610630558" calcext:value-type="float">
            <text:p>610630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660627944" calcext:value-type="float">
            <text:p>660627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710631965" calcext:value-type="float">
            <text:p>710631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760627372" calcext:value-type="float">
            <text:p>76062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810632895" calcext:value-type="float">
            <text:p>810632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860626598" calcext:value-type="float">
            <text:p>860626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910631682" calcext:value-type="float">
            <text:p>9106316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82193168" calcext:value-type="float">
            <text:p>1582193168</text:p>
          </table:table-cell>
          <table:table-cell office:value-type="float" office:value="960626955" calcext:value-type="float">
            <text:p>960626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10631304" calcext:value-type="float">
            <text:p>1063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60630492" calcext:value-type="float">
            <text:p>60630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110631748" calcext:value-type="float">
            <text:p>11063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160630237" calcext:value-type="float">
            <text:p>160630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210630439" calcext:value-type="float">
            <text:p>210630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260661557" calcext:value-type="float">
            <text:p>260661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310636466" calcext:value-type="float">
            <text:p>310636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360660144" calcext:value-type="float">
            <text:p>360660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410631672" calcext:value-type="float">
            <text:p>410631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460661302" calcext:value-type="float">
            <text:p>46066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510631497" calcext:value-type="float">
            <text:p>510631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560664829" calcext:value-type="float">
            <text:p>560664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610661355" calcext:value-type="float">
            <text:p>610661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660661275" calcext:value-type="float">
            <text:p>66066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710670403" calcext:value-type="float">
            <text:p>710670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760661428" calcext:value-type="float">
            <text:p>76066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810631983" calcext:value-type="float">
            <text:p>810631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860659857" calcext:value-type="float">
            <text:p>860659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910669488" calcext:value-type="float">
            <text:p>910669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193169" calcext:value-type="float">
            <text:p>1582193169</text:p>
          </table:table-cell>
          <table:table-cell office:value-type="float" office:value="960661324" calcext:value-type="float">
            <text:p>96066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10671736" calcext:value-type="float">
            <text:p>10671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60631153" calcext:value-type="float">
            <text:p>60631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110632836" calcext:value-type="float">
            <text:p>11063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160626754" calcext:value-type="float">
            <text:p>160626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210633167" calcext:value-type="float">
            <text:p>210633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260628017" calcext:value-type="float">
            <text:p>260628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310632997" calcext:value-type="float">
            <text:p>310632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360626358" calcext:value-type="float">
            <text:p>360626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410635222" calcext:value-type="float">
            <text:p>410635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460626803" calcext:value-type="float">
            <text:p>460626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510632683" calcext:value-type="float">
            <text:p>510632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560626305" calcext:value-type="float">
            <text:p>560626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610632447" calcext:value-type="float">
            <text:p>610632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660628297" calcext:value-type="float">
            <text:p>660628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710632399" calcext:value-type="float">
            <text:p>710632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760627311" calcext:value-type="float">
            <text:p>760627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810634874" calcext:value-type="float">
            <text:p>810634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860627189" calcext:value-type="float">
            <text:p>860627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910630220" calcext:value-type="float">
            <text:p>910630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82193170" calcext:value-type="float">
            <text:p>1582193170</text:p>
          </table:table-cell>
          <table:table-cell office:value-type="float" office:value="960627328" calcext:value-type="float">
            <text:p>960627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10632547" calcext:value-type="float">
            <text:p>10632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60628963" calcext:value-type="float">
            <text:p>60628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110633548" calcext:value-type="float">
            <text:p>110633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160628634" calcext:value-type="float">
            <text:p>160628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210627977" calcext:value-type="float">
            <text:p>210627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260626327" calcext:value-type="float">
            <text:p>260626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310632616" calcext:value-type="float">
            <text:p>31063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360626398" calcext:value-type="float">
            <text:p>360626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410633754" calcext:value-type="float">
            <text:p>410633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460628909" calcext:value-type="float">
            <text:p>460628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510631929" calcext:value-type="float">
            <text:p>510631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82193171" calcext:value-type="float">
            <text:p>1582193171</text:p>
          </table:table-cell>
          <table:table-cell office:value-type="float" office:value="560627251" calcext:value-type="float">
            <text:p>560627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3206" calcext:value-type="float">
            <text:p>0.673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18:55.980569926</meta:creation-date>
    <meta:generator>LibreOffice/6.0.7.3$Linux_X86_64 LibreOffice_project/00m0$Build-3</meta:generator>
    <dc:date>2020-02-20T11:20:44.639763852</dc:date>
    <meta:editing-duration>PT1M48S</meta:editing-duration>
    <meta:editing-cycles>1</meta:editing-cycles>
    <meta:document-statistic meta:table-count="4" meta:cell-count="6780" meta:object-count="0"/>
  </office:meta>
</office:document-meta>
</file>